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Кол-во инвесторов</text:p>
          </table:table-cell>
          <table:table-cell table:style-name="ce1" office:value-type="string" calcext:value-type="string">
            <text:p>Расход газа</text:p>
          </table:table-cell>
          <table:table-cell table:style-name="ce1" office:value-type="string" calcext:value-type="string">
            <text:p>Разница расхода</text:p>
          </table:table-cell>
          <table:table-cell/>
          <table:table-cell table:style-name="ce1"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7000" calcext:value-type="float">
            <text:p>87000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8500" calcext:value-type="float">
            <text:p>98500</text:p>
          </table:table-cell>
          <table:table-cell table:formula="of:=[.B3]-[.B2]" office:value-type="float" office:value="11500" calcext:value-type="float">
            <text:p>11500</text:p>
          </table:table-cell>
          <table:table-cell table:style-name="ce3" office:value-type="string" calcext:value-type="string" table:number-columns-spanned="1" table:number-rows-spanned="4">
            <text:p>Значение получено опытным путем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9000" calcext:value-type="float">
            <text:p>109000</text:p>
          </table:table-cell>
          <table:table-cell table:formula="of:=[.B4]-[.B3]" office:value-type="float" office:value="10500" calcext:value-type="float">
            <text:p>10500</text:p>
          </table:table-cell>
          <table:covered-table-cell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1000" calcext:value-type="float">
            <text:p>121000</text:p>
          </table:table-cell>
          <table:table-cell table:formula="of:=[.B5]-[.B4]" office:value-type="float" office:value="12000" calcext:value-type="float">
            <text:p>12000</text:p>
          </table:table-cell>
          <table:covered-table-cell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2000" calcext:value-type="float">
            <text:p>132000</text:p>
          </table:table-cell>
          <table:table-cell table:formula="of:=[.B6]-[.B5]" office:value-type="float" office:value="11000" calcext:value-type="float">
            <text:p>11000</text:p>
          </table:table-cell>
          <table:covered-table-cell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1500" office:value-type="float" office:value="143500" calcext:value-type="float">
            <text:p>143500</text:p>
          </table:table-cell>
          <table:table-cell/>
          <table:table-cell table:style-name="ce3" office:value-type="string" calcext:value-type="string" table:number-columns-spanned="1" table:number-rows-spanned="7">
            <text:p>Здесь и далее — расчетное значение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1500" office:value-type="float" office:value="155000" calcext:value-type="float">
            <text:p>155000</text:p>
          </table:table-cell>
          <table:table-cell/>
          <table:covered-table-cell/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1500" office:value-type="float" office:value="166500" calcext:value-type="float">
            <text:p>166500</text:p>
          </table:table-cell>
          <table:table-cell/>
          <table:covered-table-cell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1500" office:value-type="float" office:value="178000" calcext:value-type="float">
            <text:p>178000</text:p>
          </table:table-cell>
          <table:table-cell/>
          <table:covered-table-cell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1500" office:value-type="float" office:value="189500" calcext:value-type="float">
            <text:p>189500</text:p>
          </table:table-cell>
          <table:table-cell/>
          <table:covered-table-cell/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1500" office:value-type="float" office:value="201000" calcext:value-type="float">
            <text:p>201000</text:p>
          </table:table-cell>
          <table:table-cell/>
          <table:covered-table-cell/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1500" office:value-type="float" office:value="212500" calcext:value-type="float">
            <text:p>212500</text:p>
          </table:table-cell>
          <table:table-cell/>
          <table:covered-table-cell/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1500" office:value-type="float" office:value="224000" calcext:value-type="float">
            <text:p>224000</text:p>
          </table:table-cell>
          <table:table-cell/>
          <table:table-cell table:style-name="ce4"/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1500" office:value-type="float" office:value="235500" calcext:value-type="float">
            <text:p>235500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1500" office:value-type="float" office:value="247000" calcext:value-type="float">
            <text:p>247000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1500" office:value-type="float" office:value="258500" calcext:value-type="float">
            <text:p>258500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1500" office:value-type="float" office:value="270000" calcext:value-type="float">
            <text:p>270000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1500" office:value-type="float" office:value="281500" calcext:value-type="float">
            <text:p>281500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1500" office:value-type="float" office:value="293000" calcext:value-type="float">
            <text:p>293000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1500" office:value-type="float" office:value="304500" calcext:value-type="float">
            <text:p>304500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1500" office:value-type="float" office:value="316000" calcext:value-type="float">
            <text:p>316000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1500" office:value-type="float" office:value="327500" calcext:value-type="float">
            <text:p>327500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1500" office:value-type="float" office:value="339000" calcext:value-type="float">
            <text:p>339000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1500" office:value-type="float" office:value="350500" calcext:value-type="float">
            <text:p>350500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1500" office:value-type="float" office:value="362000" calcext:value-type="float">
            <text:p>362000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1500" office:value-type="float" office:value="373500" calcext:value-type="float">
            <text:p>373500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1500" office:value-type="float" office:value="385000" calcext:value-type="float">
            <text:p>385000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1500" office:value-type="float" office:value="396500" calcext:value-type="float">
            <text:p>396500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1500" office:value-type="float" office:value="408000" calcext:value-type="float">
            <text:p>408000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1500" office:value-type="float" office:value="419500" calcext:value-type="float">
            <text:p>419500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+11500" office:value-type="float" office:value="431000" calcext:value-type="float">
            <text:p>431000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+11500" office:value-type="float" office:value="442500" calcext:value-type="float">
            <text:p>442500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+11500" office:value-type="float" office:value="454000" calcext:value-type="float">
            <text:p>454000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+11500" office:value-type="float" office:value="465500" calcext:value-type="float">
            <text:p>465500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+11500" office:value-type="float" office:value="477000" calcext:value-type="float">
            <text:p>477000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+11500" office:value-type="float" office:value="488500" calcext:value-type="float">
            <text:p>488500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+11500" office:value-type="float" office:value="500000" calcext:value-type="float">
            <text:p>500000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+11500" office:value-type="float" office:value="511500" calcext:value-type="float">
            <text:p>511500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+11500" office:value-type="float" office:value="523000" calcext:value-type="float">
            <text:p>523000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+11500" office:value-type="float" office:value="534500" calcext:value-type="float">
            <text:p>534500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B41]+11500" office:value-type="float" office:value="546000" calcext:value-type="float">
            <text:p>546000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B42]+11500" office:value-type="float" office:value="557500" calcext:value-type="float">
            <text:p>557500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B43]+11500" office:value-type="float" office:value="569000" calcext:value-type="float">
            <text:p>569000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B44]+11500" office:value-type="float" office:value="580500" calcext:value-type="float">
            <text:p>580500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B45]+11500" office:value-type="float" office:value="592000" calcext:value-type="float">
            <text:p>592000</text:p>
          </table:table-cell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B46]+11500" office:value-type="float" office:value="603500" calcext:value-type="float">
            <text:p>603500</text:p>
          </table:table-cell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B47]+11500" office:value-type="float" office:value="615000" calcext:value-type="float">
            <text:p>615000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B48]+11500" office:value-type="float" office:value="626500" calcext:value-type="float">
            <text:p>626500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B49]+11500" office:value-type="float" office:value="638000" calcext:value-type="float">
            <text:p>63800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B50]+11500" office:value-type="float" office:value="649500" calcext:value-type="float">
            <text:p>649500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B51]+11500" office:value-type="float" office:value="661000" calcext:value-type="float">
            <text:p>661000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B52]+11500" office:value-type="float" office:value="672500" calcext:value-type="float">
            <text:p>672500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B53]+11500" office:value-type="float" office:value="684000" calcext:value-type="float">
            <text:p>684000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B54]+11500" office:value-type="float" office:value="695500" calcext:value-type="float">
            <text:p>695500</text:p>
          </table:table-cell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B55]+11500" office:value-type="float" office:value="707000" calcext:value-type="float">
            <text:p>707000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B56]+11500" office:value-type="float" office:value="718500" calcext:value-type="float">
            <text:p>718500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B57]+11500" office:value-type="float" office:value="730000" calcext:value-type="float">
            <text:p>730000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B58]+11500" office:value-type="float" office:value="741500" calcext:value-type="float">
            <text:p>741500</text:p>
          </table:table-cell>
          <table:table-cell table:number-columns-repeated="1015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B59]+11500" office:value-type="float" office:value="753000" calcext:value-type="float">
            <text:p>753000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B60]+11500" office:value-type="float" office:value="764500" calcext:value-type="float">
            <text:p>764500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B61]+11500" office:value-type="float" office:value="776000" calcext:value-type="float">
            <text:p>776000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B62]+11500" office:value-type="float" office:value="787500" calcext:value-type="float">
            <text:p>787500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B63]+11500" office:value-type="float" office:value="799000" calcext:value-type="float">
            <text:p>799000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B64]+11500" office:value-type="float" office:value="810500" calcext:value-type="float">
            <text:p>810500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B65]+11500" office:value-type="float" office:value="822000" calcext:value-type="float">
            <text:p>822000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B66]+11500" office:value-type="float" office:value="833500" calcext:value-type="float">
            <text:p>833500</text:p>
          </table:table-cell>
          <table:table-cell table:number-columns-repeated="1015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B67]+11500" office:value-type="float" office:value="845000" calcext:value-type="float">
            <text:p>845000</text:p>
          </table:table-cell>
          <table:table-cell table:number-columns-repeated="1015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B68]+11500" office:value-type="float" office:value="856500" calcext:value-type="float">
            <text:p>856500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.B69]+11500" office:value-type="float" office:value="868000" calcext:value-type="float">
            <text:p>868000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B70]+11500" office:value-type="float" office:value="879500" calcext:value-type="float">
            <text:p>879500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B71]+11500" office:value-type="float" office:value="891000" calcext:value-type="float">
            <text:p>891000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B72]+11500" office:value-type="float" office:value="902500" calcext:value-type="float">
            <text:p>902500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.B73]+11500" office:value-type="float" office:value="914000" calcext:value-type="float">
            <text:p>914000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.B74]+11500" office:value-type="float" office:value="925500" calcext:value-type="float">
            <text:p>925500</text:p>
          </table:table-cell>
          <table:table-cell table:number-columns-repeated="1015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B75]+11500" office:value-type="float" office:value="937000" calcext:value-type="float">
            <text:p>937000</text:p>
          </table:table-cell>
          <table:table-cell table:number-columns-repeated="1015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B76]+11500" office:value-type="float" office:value="948500" calcext:value-type="float">
            <text:p>948500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.B77]+11500" office:value-type="float" office:value="960000" calcext:value-type="float">
            <text:p>960000</text:p>
          </table:table-cell>
          <table:table-cell table:number-columns-repeated="1015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.B78]+11500" office:value-type="float" office:value="971500" calcext:value-type="float">
            <text:p>971500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.B79]+11500" office:value-type="float" office:value="983000" calcext:value-type="float">
            <text:p>983000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B80]+11500" office:value-type="float" office:value="994500" calcext:value-type="float">
            <text:p>994500</text:p>
          </table:table-cell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.B81]+11500" office:value-type="float" office:value="1006000" calcext:value-type="float">
            <text:p>1006000</text:p>
          </table:table-cell>
          <table:table-cell table:number-columns-repeated="1015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.B82]+11500" office:value-type="float" office:value="1017500" calcext:value-type="float">
            <text:p>1017500</text:p>
          </table:table-cell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.B83]+11500" office:value-type="float" office:value="1029000" calcext:value-type="float">
            <text:p>1029000</text:p>
          </table:table-cell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.B84]+11500" office:value-type="float" office:value="1040500" calcext:value-type="float">
            <text:p>1040500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.B85]+11500" office:value-type="float" office:value="1052000" calcext:value-type="float">
            <text:p>1052000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.B86]+11500" office:value-type="float" office:value="1063500" calcext:value-type="float">
            <text:p>1063500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.B87]+11500" office:value-type="float" office:value="1075000" calcext:value-type="float">
            <text:p>1075000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.B88]+11500" office:value-type="float" office:value="1086500" calcext:value-type="float">
            <text:p>1086500</text:p>
          </table:table-cell>
          <table:table-cell table:number-columns-repeated="1015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.B89]+11500" office:value-type="float" office:value="1098000" calcext:value-type="float">
            <text:p>1098000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B90]+11500" office:value-type="float" office:value="1109500" calcext:value-type="float">
            <text:p>1109500</text:p>
          </table:table-cell>
          <table:table-cell table:number-columns-repeated="1015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.B91]+11500" office:value-type="float" office:value="1121000" calcext:value-type="float">
            <text:p>1121000</text:p>
          </table:table-cell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.B92]+11500" office:value-type="float" office:value="1132500" calcext:value-type="float">
            <text:p>1132500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.B93]+11500" office:value-type="float" office:value="1144000" calcext:value-type="float">
            <text:p>1144000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.B94]+11500" office:value-type="float" office:value="1155500" calcext:value-type="float">
            <text:p>1155500</text:p>
          </table:table-cell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.B95]+11500" office:value-type="float" office:value="1167000" calcext:value-type="float">
            <text:p>1167000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.B96]+11500" office:value-type="float" office:value="1178500" calcext:value-type="float">
            <text:p>1178500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.B97]+11500" office:value-type="float" office:value="1190000" calcext:value-type="float">
            <text:p>1190000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.B98]+11500" office:value-type="float" office:value="1201500" calcext:value-type="float">
            <text:p>1201500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B99]+11500" office:value-type="float" office:value="1213000" calcext:value-type="float">
            <text:p>1213000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B100]+11500" office:value-type="float" office:value="1224500" calcext:value-type="float">
            <text:p>1224500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[.B101]+11500" office:value-type="float" office:value="1236000" calcext:value-type="float">
            <text:p>1236000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[.B102]+11500" office:value-type="float" office:value="1247500" calcext:value-type="float">
            <text:p>1247500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[.B103]+11500" office:value-type="float" office:value="1259000" calcext:value-type="float">
            <text:p>1259000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[.B104]+11500" office:value-type="float" office:value="1270500" calcext:value-type="float">
            <text:p>1270500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[.B105]+11500" office:value-type="float" office:value="1282000" calcext:value-type="float">
            <text:p>1282000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[.B106]+11500" office:value-type="float" office:value="1293500" calcext:value-type="float">
            <text:p>1293500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[.B107]+11500" office:value-type="float" office:value="1305000" calcext:value-type="float">
            <text:p>1305000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[.B108]+11500" office:value-type="float" office:value="1316500" calcext:value-type="float">
            <text:p>1316500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[.B109]+11500" office:value-type="float" office:value="1328000" calcext:value-type="float">
            <text:p>1328000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[.B110]+11500" office:value-type="float" office:value="1339500" calcext:value-type="float">
            <text:p>1339500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[.B111]+11500" office:value-type="float" office:value="1351000" calcext:value-type="float">
            <text:p>1351000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[.B112]+11500" office:value-type="float" office:value="1362500" calcext:value-type="float">
            <text:p>1362500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[.B113]+11500" office:value-type="float" office:value="1374000" calcext:value-type="float">
            <text:p>1374000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[.B114]+11500" office:value-type="float" office:value="1385500" calcext:value-type="float">
            <text:p>1385500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[.B115]+11500" office:value-type="float" office:value="1397000" calcext:value-type="float">
            <text:p>1397000</text:p>
          </table:table-cell>
          <table:table-cell table:number-columns-repeated="1015"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[.B116]+11500" office:value-type="float" office:value="1408500" calcext:value-type="float">
            <text:p>1408500</text:p>
          </table:table-cell>
          <table:table-cell table:number-columns-repeated="1015"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[.B117]+11500" office:value-type="float" office:value="1420000" calcext:value-type="float">
            <text:p>1420000</text:p>
          </table:table-cell>
          <table:table-cell table:number-columns-repeated="1015"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[.B118]+11500" office:value-type="float" office:value="1431500" calcext:value-type="float">
            <text:p>1431500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[.B119]+11500" office:value-type="float" office:value="1443000" calcext:value-type="float">
            <text:p>1443000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.B120]+11500" office:value-type="float" office:value="1454500" calcext:value-type="float">
            <text:p>1454500</text:p>
          </table:table-cell>
          <table:table-cell table:number-columns-repeated="1015"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[.B121]+11500" office:value-type="float" office:value="1466000" calcext:value-type="float">
            <text:p>1466000</text:p>
          </table:table-cell>
          <table:table-cell table:number-columns-repeated="1015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[.B122]+11500" office:value-type="float" office:value="1477500" calcext:value-type="float">
            <text:p>1477500</text:p>
          </table:table-cell>
          <table:table-cell table:number-columns-repeated="1015"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[.B123]+11500" office:value-type="float" office:value="1489000" calcext:value-type="float">
            <text:p>1489000</text:p>
          </table:table-cell>
          <table:table-cell table:number-columns-repeated="1015"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[.B124]+11500" office:value-type="float" office:value="1500500" calcext:value-type="float">
            <text:p>1500500</text:p>
          </table:table-cell>
          <table:table-cell table:number-columns-repeated="1015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[.B125]+11500" office:value-type="float" office:value="1512000" calcext:value-type="float">
            <text:p>1512000</text:p>
          </table:table-cell>
          <table:table-cell table:number-columns-repeated="1015"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[.B126]+11500" office:value-type="float" office:value="1523500" calcext:value-type="float">
            <text:p>1523500</text:p>
          </table:table-cell>
          <table:table-cell table:number-columns-repeated="1015"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[.B127]+11500" office:value-type="float" office:value="1535000" calcext:value-type="float">
            <text:p>1535000</text:p>
          </table:table-cell>
          <table:table-cell table:number-columns-repeated="1015"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[.B128]+11500" office:value-type="float" office:value="1546500" calcext:value-type="float">
            <text:p>1546500</text:p>
          </table:table-cell>
          <table:table-cell table:number-columns-repeated="1015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[.B129]+11500" office:value-type="float" office:value="1558000" calcext:value-type="float">
            <text:p>1558000</text:p>
          </table:table-cell>
          <table:table-cell table:number-columns-repeated="1015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[.B130]+11500" office:value-type="float" office:value="1569500" calcext:value-type="float">
            <text:p>1569500</text:p>
          </table:table-cell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[.B131]+11500" office:value-type="float" office:value="1581000" calcext:value-type="float">
            <text:p>1581000</text:p>
          </table:table-cell>
          <table:table-cell table:number-columns-repeated="1015"/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[.B132]+11500" office:value-type="float" office:value="1592500" calcext:value-type="float">
            <text:p>1592500</text:p>
          </table:table-cell>
          <table:table-cell table:number-columns-repeated="1015"/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[.B133]+11500" office:value-type="float" office:value="1604000" calcext:value-type="float">
            <text:p>1604000</text:p>
          </table:table-cell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[.B134]+11500" office:value-type="float" office:value="1615500" calcext:value-type="float">
            <text:p>1615500</text:p>
          </table:table-cell>
          <table:table-cell table:number-columns-repeated="1015"/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[.B135]+11500" office:value-type="float" office:value="1627000" calcext:value-type="float">
            <text:p>1627000</text:p>
          </table:table-cell>
          <table:table-cell table:number-columns-repeated="1015"/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[.B136]+11500" office:value-type="float" office:value="1638500" calcext:value-type="float">
            <text:p>1638500</text:p>
          </table:table-cell>
          <table:table-cell table:number-columns-repeated="1015"/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[.B137]+11500" office:value-type="float" office:value="1650000" calcext:value-type="float">
            <text:p>1650000</text:p>
          </table:table-cell>
          <table:table-cell table:number-columns-repeated="1015"/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[.B138]+11500" office:value-type="float" office:value="1661500" calcext:value-type="float">
            <text:p>1661500</text:p>
          </table:table-cell>
          <table:table-cell table:number-columns-repeated="1015"/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[.B139]+11500" office:value-type="float" office:value="1673000" calcext:value-type="float">
            <text:p>1673000</text:p>
          </table:table-cell>
          <table:table-cell table:number-columns-repeated="1015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[.B140]+11500" office:value-type="float" office:value="1684500" calcext:value-type="float">
            <text:p>1684500</text:p>
          </table:table-cell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[.B141]+11500" office:value-type="float" office:value="1696000" calcext:value-type="float">
            <text:p>1696000</text:p>
          </table:table-cell>
          <table:table-cell table:number-columns-repeated="1015"/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[.B142]+11500" office:value-type="float" office:value="1707500" calcext:value-type="float">
            <text:p>1707500</text:p>
          </table:table-cell>
          <table:table-cell table:number-columns-repeated="1015"/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[.B143]+11500" office:value-type="float" office:value="1719000" calcext:value-type="float">
            <text:p>1719000</text:p>
          </table:table-cell>
          <table:table-cell table:number-columns-repeated="1015"/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[.B144]+11500" office:value-type="float" office:value="1730500" calcext:value-type="float">
            <text:p>1730500</text:p>
          </table:table-cell>
          <table:table-cell table:number-columns-repeated="1015"/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[.B145]+11500" office:value-type="float" office:value="1742000" calcext:value-type="float">
            <text:p>1742000</text:p>
          </table:table-cell>
          <table:table-cell table:number-columns-repeated="1015"/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[.B146]+11500" office:value-type="float" office:value="1753500" calcext:value-type="float">
            <text:p>1753500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[.B147]+11500" office:value-type="float" office:value="1765000" calcext:value-type="float">
            <text:p>1765000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[.B148]+11500" office:value-type="float" office:value="1776500" calcext:value-type="float">
            <text:p>1776500</text:p>
          </table:table-cell>
          <table:table-cell table:number-columns-repeated="1015"/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[.B149]+11500" office:value-type="float" office:value="1788000" calcext:value-type="float">
            <text:p>1788000</text:p>
          </table:table-cell>
          <table:table-cell table:number-columns-repeated="1015"/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.B150]+11500" office:value-type="float" office:value="1799500" calcext:value-type="float">
            <text:p>1799500</text:p>
          </table:table-cell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[.B151]+11500" office:value-type="float" office:value="1811000" calcext:value-type="float">
            <text:p>1811000</text:p>
          </table:table-cell>
          <table:table-cell table:number-columns-repeated="1015"/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[.B152]+11500" office:value-type="float" office:value="1822500" calcext:value-type="float">
            <text:p>1822500</text:p>
          </table:table-cell>
          <table:table-cell table:number-columns-repeated="1015"/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[.B153]+11500" office:value-type="float" office:value="1834000" calcext:value-type="float">
            <text:p>1834000</text:p>
          </table:table-cell>
          <table:table-cell table:number-columns-repeated="1015"/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[.B154]+11500" office:value-type="float" office:value="1845500" calcext:value-type="float">
            <text:p>1845500</text:p>
          </table:table-cell>
          <table:table-cell table:number-columns-repeated="1015"/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[.B155]+11500" office:value-type="float" office:value="1857000" calcext:value-type="float">
            <text:p>1857000</text:p>
          </table:table-cell>
          <table:table-cell table:number-columns-repeated="1015"/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[.B156]+11500" office:value-type="float" office:value="1868500" calcext:value-type="float">
            <text:p>1868500</text:p>
          </table:table-cell>
          <table:table-cell table:number-columns-repeated="1015"/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[.B157]+11500" office:value-type="float" office:value="1880000" calcext:value-type="float">
            <text:p>1880000</text:p>
          </table:table-cell>
          <table:table-cell table:number-columns-repeated="1015"/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[.B158]+11500" office:value-type="float" office:value="1891500" calcext:value-type="float">
            <text:p>1891500</text:p>
          </table:table-cell>
          <table:table-cell table:number-columns-repeated="1015"/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[.B159]+11500" office:value-type="float" office:value="1903000" calcext:value-type="float">
            <text:p>1903000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[.B160]+11500" office:value-type="float" office:value="1914500" calcext:value-type="float">
            <text:p>1914500</text:p>
          </table:table-cell>
          <table:table-cell table:number-columns-repeated="1015"/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[.B161]+11500" office:value-type="float" office:value="1926000" calcext:value-type="float">
            <text:p>1926000</text:p>
          </table:table-cell>
          <table:table-cell table:number-columns-repeated="1015"/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[.B162]+11500" office:value-type="float" office:value="1937500" calcext:value-type="float">
            <text:p>1937500</text:p>
          </table:table-cell>
          <table:table-cell table:number-columns-repeated="1015"/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[.B163]+11500" office:value-type="float" office:value="1949000" calcext:value-type="float">
            <text:p>1949000</text:p>
          </table:table-cell>
          <table:table-cell table:number-columns-repeated="1015"/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[.B164]+11500" office:value-type="float" office:value="1960500" calcext:value-type="float">
            <text:p>1960500</text:p>
          </table:table-cell>
          <table:table-cell table:number-columns-repeated="1015"/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[.B165]+11500" office:value-type="float" office:value="1972000" calcext:value-type="float">
            <text:p>1972000</text:p>
          </table:table-cell>
          <table:table-cell table:number-columns-repeated="1015"/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[.B166]+11500" office:value-type="float" office:value="1983500" calcext:value-type="float">
            <text:p>1983500</text:p>
          </table:table-cell>
          <table:table-cell table:number-columns-repeated="1015"/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[.B167]+11500" office:value-type="float" office:value="1995000" calcext:value-type="float">
            <text:p>1995000</text:p>
          </table:table-cell>
          <table:table-cell table:number-columns-repeated="1015"/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[.B168]+11500" office:value-type="float" office:value="2006500" calcext:value-type="float">
            <text:p>2006500</text:p>
          </table:table-cell>
          <table:table-cell table:number-columns-repeated="1015"/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[.B169]+11500" office:value-type="float" office:value="2018000" calcext:value-type="float">
            <text:p>2018000</text:p>
          </table:table-cell>
          <table:table-cell table:number-columns-repeated="1015"/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[.B170]+11500" office:value-type="float" office:value="2029500" calcext:value-type="float">
            <text:p>2029500</text:p>
          </table:table-cell>
          <table:table-cell table:number-columns-repeated="1015"/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[.B171]+11500" office:value-type="float" office:value="2041000" calcext:value-type="float">
            <text:p>2041000</text:p>
          </table:table-cell>
          <table:table-cell table:number-columns-repeated="1015"/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[.B172]+11500" office:value-type="float" office:value="2052500" calcext:value-type="float">
            <text:p>2052500</text:p>
          </table:table-cell>
          <table:table-cell table:number-columns-repeated="1015"/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[.B173]+11500" office:value-type="float" office:value="2064000" calcext:value-type="float">
            <text:p>2064000</text:p>
          </table:table-cell>
          <table:table-cell table:number-columns-repeated="1015"/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[.B174]+11500" office:value-type="float" office:value="2075500" calcext:value-type="float">
            <text:p>2075500</text:p>
          </table:table-cell>
          <table:table-cell table:number-columns-repeated="1015"/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[.B175]+11500" office:value-type="float" office:value="2087000" calcext:value-type="float">
            <text:p>2087000</text:p>
          </table:table-cell>
          <table:table-cell table:number-columns-repeated="1015"/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[.B176]+11500" office:value-type="float" office:value="2098500" calcext:value-type="float">
            <text:p>2098500</text:p>
          </table:table-cell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[.B177]+11500" office:value-type="float" office:value="2110000" calcext:value-type="float">
            <text:p>2110000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[.B178]+11500" office:value-type="float" office:value="2121500" calcext:value-type="float">
            <text:p>2121500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[.B179]+11500" office:value-type="float" office:value="2133000" calcext:value-type="float">
            <text:p>2133000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[.B180]+11500" office:value-type="float" office:value="2144500" calcext:value-type="float">
            <text:p>2144500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[.B181]+11500" office:value-type="float" office:value="2156000" calcext:value-type="float">
            <text:p>2156000</text:p>
          </table:table-cell>
          <table:table-cell table:number-columns-repeated="1015"/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[.B182]+11500" office:value-type="float" office:value="2167500" calcext:value-type="float">
            <text:p>2167500</text:p>
          </table:table-cell>
          <table:table-cell table:number-columns-repeated="1015"/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[.B183]+11500" office:value-type="float" office:value="2179000" calcext:value-type="float">
            <text:p>2179000</text:p>
          </table:table-cell>
          <table:table-cell table:number-columns-repeated="1015"/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[.B184]+11500" office:value-type="float" office:value="2190500" calcext:value-type="float">
            <text:p>2190500</text:p>
          </table:table-cell>
          <table:table-cell table:number-columns-repeated="1015"/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[.B185]+11500" office:value-type="float" office:value="2202000" calcext:value-type="float">
            <text:p>2202000</text:p>
          </table:table-cell>
          <table:table-cell table:number-columns-repeated="1015"/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[.B186]+11500" office:value-type="float" office:value="2213500" calcext:value-type="float">
            <text:p>2213500</text:p>
          </table:table-cell>
          <table:table-cell table:number-columns-repeated="1015"/>
        </table:table-row>
        <table:table-row table:style-name="ro2">
          <table:table-cell office:value-type="float" office:value="187" calcext:value-type="float">
            <text:p>187</text:p>
          </table:table-cell>
          <table:table-cell table:formula="of:=[.B187]+11500" office:value-type="float" office:value="2225000" calcext:value-type="float">
            <text:p>2225000</text:p>
          </table:table-cell>
          <table:table-cell table:number-columns-repeated="1015"/>
        </table:table-row>
        <table:table-row table:style-name="ro2">
          <table:table-cell office:value-type="float" office:value="188" calcext:value-type="float">
            <text:p>188</text:p>
          </table:table-cell>
          <table:table-cell table:formula="of:=[.B188]+11500" office:value-type="float" office:value="2236500" calcext:value-type="float">
            <text:p>2236500</text:p>
          </table:table-cell>
          <table:table-cell table:number-columns-repeated="1015"/>
        </table:table-row>
        <table:table-row table:style-name="ro2">
          <table:table-cell office:value-type="float" office:value="189" calcext:value-type="float">
            <text:p>189</text:p>
          </table:table-cell>
          <table:table-cell table:formula="of:=[.B189]+11500" office:value-type="float" office:value="2248000" calcext:value-type="float">
            <text:p>2248000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[.B190]+11500" office:value-type="float" office:value="2259500" calcext:value-type="float">
            <text:p>2259500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table:formula="of:=[.B191]+11500" office:value-type="float" office:value="2271000" calcext:value-type="float">
            <text:p>2271000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[.B192]+11500" office:value-type="float" office:value="2282500" calcext:value-type="float">
            <text:p>2282500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table:formula="of:=[.B193]+11500" office:value-type="float" office:value="2294000" calcext:value-type="float">
            <text:p>2294000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table:formula="of:=[.B194]+11500" office:value-type="float" office:value="2305500" calcext:value-type="float">
            <text:p>2305500</text:p>
          </table:table-cell>
          <table:table-cell table:number-columns-repeated="1015"/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[.B195]+11500" office:value-type="float" office:value="2317000" calcext:value-type="float">
            <text:p>2317000</text:p>
          </table:table-cell>
          <table:table-cell table:number-columns-repeated="1015"/>
        </table:table-row>
        <table:table-row table:style-name="ro2">
          <table:table-cell office:value-type="float" office:value="196" calcext:value-type="float">
            <text:p>196</text:p>
          </table:table-cell>
          <table:table-cell table:formula="of:=[.B196]+11500" office:value-type="float" office:value="2328500" calcext:value-type="float">
            <text:p>2328500</text:p>
          </table:table-cell>
          <table:table-cell table:number-columns-repeated="1015"/>
        </table:table-row>
        <table:table-row table:style-name="ro2">
          <table:table-cell office:value-type="float" office:value="197" calcext:value-type="float">
            <text:p>197</text:p>
          </table:table-cell>
          <table:table-cell table:formula="of:=[.B197]+11500" office:value-type="float" office:value="2340000" calcext:value-type="float">
            <text:p>2340000</text:p>
          </table:table-cell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[.B198]+11500" office:value-type="float" office:value="2351500" calcext:value-type="float">
            <text:p>2351500</text:p>
          </table:table-cell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table:formula="of:=[.B199]+11500" office:value-type="float" office:value="2363000" calcext:value-type="float">
            <text:p>2363000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[.B200]+11500" office:value-type="float" office:value="2374500" calcext:value-type="float">
            <text:p>2374500</text:p>
          </table:table-cell>
          <table:table-cell table:number-columns-repeated="1015"/>
        </table:table-row>
        <table:table-row table:style-name="ro2">
          <table:table-cell office:value-type="float" office:value="201" calcext:value-type="float">
            <text:p>201</text:p>
          </table:table-cell>
          <table:table-cell table:formula="of:=[.B201]+11500" office:value-type="float" office:value="2386000" calcext:value-type="float">
            <text:p>2386000</text:p>
          </table:table-cell>
          <table:table-cell table:number-columns-repeated="1015"/>
        </table:table-row>
        <table:table-row table:style-name="ro2">
          <table:table-cell office:value-type="float" office:value="202" calcext:value-type="float">
            <text:p>202</text:p>
          </table:table-cell>
          <table:table-cell table:formula="of:=[.B202]+11500" office:value-type="float" office:value="2397500" calcext:value-type="float">
            <text:p>2397500</text:p>
          </table:table-cell>
          <table:table-cell table:number-columns-repeated="1015"/>
        </table:table-row>
        <table:table-row table:style-name="ro2">
          <table:table-cell office:value-type="float" office:value="203" calcext:value-type="float">
            <text:p>203</text:p>
          </table:table-cell>
          <table:table-cell table:formula="of:=[.B203]+11500" office:value-type="float" office:value="2409000" calcext:value-type="float">
            <text:p>2409000</text:p>
          </table:table-cell>
          <table:table-cell table:number-columns-repeated="1015"/>
        </table:table-row>
        <table:table-row table:style-name="ro2">
          <table:table-cell office:value-type="float" office:value="204" calcext:value-type="float">
            <text:p>204</text:p>
          </table:table-cell>
          <table:table-cell table:formula="of:=[.B204]+11500" office:value-type="float" office:value="2420500" calcext:value-type="float">
            <text:p>2420500</text:p>
          </table:table-cell>
          <table:table-cell table:number-columns-repeated="1015"/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[.B205]+11500" office:value-type="float" office:value="2432000" calcext:value-type="float">
            <text:p>2432000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table:formula="of:=[.B206]+11500" office:value-type="float" office:value="2443500" calcext:value-type="float">
            <text:p>2443500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table:formula="of:=[.B207]+11500" office:value-type="float" office:value="2455000" calcext:value-type="float">
            <text:p>2455000</text:p>
          </table:table-cell>
          <table:table-cell table:number-columns-repeated="1015"/>
        </table:table-row>
        <table:table-row table:style-name="ro2">
          <table:table-cell office:value-type="float" office:value="208" calcext:value-type="float">
            <text:p>208</text:p>
          </table:table-cell>
          <table:table-cell table:formula="of:=[.B208]+11500" office:value-type="float" office:value="2466500" calcext:value-type="float">
            <text:p>2466500</text:p>
          </table:table-cell>
          <table:table-cell table:number-columns-repeated="1015"/>
        </table:table-row>
        <table:table-row table:style-name="ro2">
          <table:table-cell office:value-type="float" office:value="209" calcext:value-type="float">
            <text:p>209</text:p>
          </table:table-cell>
          <table:table-cell table:formula="of:=[.B209]+11500" office:value-type="float" office:value="2478000" calcext:value-type="float">
            <text:p>2478000</text:p>
          </table:table-cell>
          <table:table-cell table:number-columns-repeated="1015"/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[.B210]+11500" office:value-type="float" office:value="2489500" calcext:value-type="float">
            <text:p>2489500</text:p>
          </table:table-cell>
          <table:table-cell table:number-columns-repeated="1015"/>
        </table:table-row>
        <table:table-row table:style-name="ro2">
          <table:table-cell office:value-type="float" office:value="211" calcext:value-type="float">
            <text:p>211</text:p>
          </table:table-cell>
          <table:table-cell table:formula="of:=[.B211]+11500" office:value-type="float" office:value="2501000" calcext:value-type="float">
            <text:p>2501000</text:p>
          </table:table-cell>
          <table:table-cell table:number-columns-repeated="1015"/>
        </table:table-row>
        <table:table-row table:style-name="ro2">
          <table:table-cell office:value-type="float" office:value="212" calcext:value-type="float">
            <text:p>212</text:p>
          </table:table-cell>
          <table:table-cell table:formula="of:=[.B212]+11500" office:value-type="float" office:value="2512500" calcext:value-type="float">
            <text:p>2512500</text:p>
          </table:table-cell>
          <table:table-cell table:number-columns-repeated="1015"/>
        </table:table-row>
        <table:table-row table:style-name="ro2">
          <table:table-cell office:value-type="float" office:value="213" calcext:value-type="float">
            <text:p>213</text:p>
          </table:table-cell>
          <table:table-cell table:formula="of:=[.B213]+11500" office:value-type="float" office:value="2524000" calcext:value-type="float">
            <text:p>2524000</text:p>
          </table:table-cell>
          <table:table-cell table:number-columns-repeated="1015"/>
        </table:table-row>
        <table:table-row table:style-name="ro2">
          <table:table-cell office:value-type="float" office:value="214" calcext:value-type="float">
            <text:p>214</text:p>
          </table:table-cell>
          <table:table-cell table:formula="of:=[.B214]+11500" office:value-type="float" office:value="2535500" calcext:value-type="float">
            <text:p>2535500</text:p>
          </table:table-cell>
          <table:table-cell table:number-columns-repeated="1015"/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[.B215]+11500" office:value-type="float" office:value="2547000" calcext:value-type="float">
            <text:p>2547000</text:p>
          </table:table-cell>
          <table:table-cell table:number-columns-repeated="1015"/>
        </table:table-row>
        <table:table-row table:style-name="ro2">
          <table:table-cell office:value-type="float" office:value="216" calcext:value-type="float">
            <text:p>216</text:p>
          </table:table-cell>
          <table:table-cell table:formula="of:=[.B216]+11500" office:value-type="float" office:value="2558500" calcext:value-type="float">
            <text:p>2558500</text:p>
          </table:table-cell>
          <table:table-cell table:number-columns-repeated="1015"/>
        </table:table-row>
        <table:table-row table:style-name="ro2">
          <table:table-cell office:value-type="float" office:value="217" calcext:value-type="float">
            <text:p>217</text:p>
          </table:table-cell>
          <table:table-cell table:formula="of:=[.B217]+11500" office:value-type="float" office:value="2570000" calcext:value-type="float">
            <text:p>2570000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table:formula="of:=[.B218]+11500" office:value-type="float" office:value="2581500" calcext:value-type="float">
            <text:p>2581500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table:formula="of:=[.B219]+11500" office:value-type="float" office:value="2593000" calcext:value-type="float">
            <text:p>2593000</text:p>
          </table:table-cell>
          <table:table-cell table:number-columns-repeated="1015"/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[.B220]+11500" office:value-type="float" office:value="2604500" calcext:value-type="float">
            <text:p>2604500</text:p>
          </table:table-cell>
          <table:table-cell table:number-columns-repeated="1015"/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[.B221]+11500" office:value-type="float" office:value="2616000" calcext:value-type="float">
            <text:p>2616000</text:p>
          </table:table-cell>
          <table:table-cell table:number-columns-repeated="1015"/>
        </table:table-row>
        <table:table-row table:style-name="ro2">
          <table:table-cell office:value-type="float" office:value="222" calcext:value-type="float">
            <text:p>222</text:p>
          </table:table-cell>
          <table:table-cell table:formula="of:=[.B222]+11500" office:value-type="float" office:value="2627500" calcext:value-type="float">
            <text:p>2627500</text:p>
          </table:table-cell>
          <table:table-cell table:number-columns-repeated="1015"/>
        </table:table-row>
        <table:table-row table:style-name="ro2">
          <table:table-cell office:value-type="float" office:value="223" calcext:value-type="float">
            <text:p>223</text:p>
          </table:table-cell>
          <table:table-cell table:formula="of:=[.B223]+11500" office:value-type="float" office:value="2639000" calcext:value-type="float">
            <text:p>2639000</text:p>
          </table:table-cell>
          <table:table-cell table:number-columns-repeated="1015"/>
        </table:table-row>
        <table:table-row table:style-name="ro2">
          <table:table-cell office:value-type="float" office:value="224" calcext:value-type="float">
            <text:p>224</text:p>
          </table:table-cell>
          <table:table-cell table:formula="of:=[.B224]+11500" office:value-type="float" office:value="2650500" calcext:value-type="float">
            <text:p>2650500</text:p>
          </table:table-cell>
          <table:table-cell table:number-columns-repeated="1015"/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[.B225]+11500" office:value-type="float" office:value="2662000" calcext:value-type="float">
            <text:p>2662000</text:p>
          </table:table-cell>
          <table:table-cell table:number-columns-repeated="1015"/>
        </table:table-row>
        <table:table-row table:style-name="ro2">
          <table:table-cell office:value-type="float" office:value="226" calcext:value-type="float">
            <text:p>226</text:p>
          </table:table-cell>
          <table:table-cell table:formula="of:=[.B226]+11500" office:value-type="float" office:value="2673500" calcext:value-type="float">
            <text:p>2673500</text:p>
          </table:table-cell>
          <table:table-cell table:number-columns-repeated="1015"/>
        </table:table-row>
        <table:table-row table:style-name="ro2">
          <table:table-cell office:value-type="float" office:value="227" calcext:value-type="float">
            <text:p>227</text:p>
          </table:table-cell>
          <table:table-cell table:formula="of:=[.B227]+11500" office:value-type="float" office:value="2685000" calcext:value-type="float">
            <text:p>2685000</text:p>
          </table:table-cell>
          <table:table-cell table:number-columns-repeated="1015"/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[.B228]+11500" office:value-type="float" office:value="2696500" calcext:value-type="float">
            <text:p>2696500</text:p>
          </table:table-cell>
          <table:table-cell table:number-columns-repeated="1015"/>
        </table:table-row>
        <table:table-row table:style-name="ro2">
          <table:table-cell office:value-type="float" office:value="229" calcext:value-type="float">
            <text:p>229</text:p>
          </table:table-cell>
          <table:table-cell table:formula="of:=[.B229]+11500" office:value-type="float" office:value="2708000" calcext:value-type="float">
            <text:p>2708000</text:p>
          </table:table-cell>
          <table:table-cell table:number-columns-repeated="1015"/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[.B230]+11500" office:value-type="float" office:value="2719500" calcext:value-type="float">
            <text:p>2719500</text:p>
          </table:table-cell>
          <table:table-cell table:number-columns-repeated="1015"/>
        </table:table-row>
        <table:table-row table:style-name="ro2">
          <table:table-cell office:value-type="float" office:value="231" calcext:value-type="float">
            <text:p>231</text:p>
          </table:table-cell>
          <table:table-cell table:formula="of:=[.B231]+11500" office:value-type="float" office:value="2731000" calcext:value-type="float">
            <text:p>2731000</text:p>
          </table:table-cell>
          <table:table-cell table:number-columns-repeated="1015"/>
        </table:table-row>
        <table:table-row table:style-name="ro2">
          <table:table-cell office:value-type="float" office:value="232" calcext:value-type="float">
            <text:p>232</text:p>
          </table:table-cell>
          <table:table-cell table:formula="of:=[.B232]+11500" office:value-type="float" office:value="2742500" calcext:value-type="float">
            <text:p>2742500</text:p>
          </table:table-cell>
          <table:table-cell table:number-columns-repeated="1015"/>
        </table:table-row>
        <table:table-row table:style-name="ro2">
          <table:table-cell office:value-type="float" office:value="233" calcext:value-type="float">
            <text:p>233</text:p>
          </table:table-cell>
          <table:table-cell table:formula="of:=[.B233]+11500" office:value-type="float" office:value="2754000" calcext:value-type="float">
            <text:p>2754000</text:p>
          </table:table-cell>
          <table:table-cell table:number-columns-repeated="1015"/>
        </table:table-row>
        <table:table-row table:style-name="ro2">
          <table:table-cell office:value-type="float" office:value="234" calcext:value-type="float">
            <text:p>234</text:p>
          </table:table-cell>
          <table:table-cell table:formula="of:=[.B234]+11500" office:value-type="float" office:value="2765500" calcext:value-type="float">
            <text:p>2765500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[.B235]+11500" office:value-type="float" office:value="2777000" calcext:value-type="float">
            <text:p>2777000</text:p>
          </table:table-cell>
          <table:table-cell table:number-columns-repeated="1015"/>
        </table:table-row>
        <table:table-row table:style-name="ro2">
          <table:table-cell office:value-type="float" office:value="236" calcext:value-type="float">
            <text:p>236</text:p>
          </table:table-cell>
          <table:table-cell table:formula="of:=[.B236]+11500" office:value-type="float" office:value="2788500" calcext:value-type="float">
            <text:p>2788500</text:p>
          </table:table-cell>
          <table:table-cell table:number-columns-repeated="1015"/>
        </table:table-row>
        <table:table-row table:style-name="ro2">
          <table:table-cell office:value-type="float" office:value="237" calcext:value-type="float">
            <text:p>237</text:p>
          </table:table-cell>
          <table:table-cell table:formula="of:=[.B237]+11500" office:value-type="float" office:value="2800000" calcext:value-type="float">
            <text:p>2800000</text:p>
          </table:table-cell>
          <table:table-cell table:number-columns-repeated="1015"/>
        </table:table-row>
        <table:table-row table:style-name="ro2">
          <table:table-cell office:value-type="float" office:value="238" calcext:value-type="float">
            <text:p>238</text:p>
          </table:table-cell>
          <table:table-cell table:formula="of:=[.B238]+11500" office:value-type="float" office:value="2811500" calcext:value-type="float">
            <text:p>2811500</text:p>
          </table:table-cell>
          <table:table-cell table:number-columns-repeated="1015"/>
        </table:table-row>
        <table:table-row table:style-name="ro2">
          <table:table-cell office:value-type="float" office:value="239" calcext:value-type="float">
            <text:p>239</text:p>
          </table:table-cell>
          <table:table-cell table:formula="of:=[.B239]+11500" office:value-type="float" office:value="2823000" calcext:value-type="float">
            <text:p>2823000</text:p>
          </table:table-cell>
          <table:table-cell table:number-columns-repeated="1015"/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[.B240]+11500" office:value-type="float" office:value="2834500" calcext:value-type="float">
            <text:p>2834500</text:p>
          </table:table-cell>
          <table:table-cell table:number-columns-repeated="1015"/>
        </table:table-row>
        <table:table-row table:style-name="ro2">
          <table:table-cell office:value-type="float" office:value="241" calcext:value-type="float">
            <text:p>241</text:p>
          </table:table-cell>
          <table:table-cell table:formula="of:=[.B241]+11500" office:value-type="float" office:value="2846000" calcext:value-type="float">
            <text:p>2846000</text:p>
          </table:table-cell>
          <table:table-cell table:number-columns-repeated="1015"/>
        </table:table-row>
        <table:table-row table:style-name="ro2">
          <table:table-cell office:value-type="float" office:value="242" calcext:value-type="float">
            <text:p>242</text:p>
          </table:table-cell>
          <table:table-cell table:formula="of:=[.B242]+11500" office:value-type="float" office:value="2857500" calcext:value-type="float">
            <text:p>2857500</text:p>
          </table:table-cell>
          <table:table-cell table:number-columns-repeated="1015"/>
        </table:table-row>
        <table:table-row table:style-name="ro2">
          <table:table-cell office:value-type="float" office:value="243" calcext:value-type="float">
            <text:p>243</text:p>
          </table:table-cell>
          <table:table-cell table:formula="of:=[.B243]+11500" office:value-type="float" office:value="2869000" calcext:value-type="float">
            <text:p>2869000</text:p>
          </table:table-cell>
          <table:table-cell table:number-columns-repeated="1015"/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[.B244]+11500" office:value-type="float" office:value="2880500" calcext:value-type="float">
            <text:p>2880500</text:p>
          </table:table-cell>
          <table:table-cell table:number-columns-repeated="1015"/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[.B245]+11500" office:value-type="float" office:value="2892000" calcext:value-type="float">
            <text:p>2892000</text:p>
          </table:table-cell>
          <table:table-cell table:number-columns-repeated="1015"/>
        </table:table-row>
        <table:table-row table:style-name="ro2">
          <table:table-cell office:value-type="float" office:value="246" calcext:value-type="float">
            <text:p>246</text:p>
          </table:table-cell>
          <table:table-cell table:formula="of:=[.B246]+11500" office:value-type="float" office:value="2903500" calcext:value-type="float">
            <text:p>2903500</text:p>
          </table:table-cell>
          <table:table-cell table:number-columns-repeated="1015"/>
        </table:table-row>
        <table:table-row table:style-name="ro2">
          <table:table-cell office:value-type="float" office:value="247" calcext:value-type="float">
            <text:p>247</text:p>
          </table:table-cell>
          <table:table-cell table:formula="of:=[.B247]+11500" office:value-type="float" office:value="2915000" calcext:value-type="float">
            <text:p>2915000</text:p>
          </table:table-cell>
          <table:table-cell table:number-columns-repeated="1015"/>
        </table:table-row>
        <table:table-row table:style-name="ro2">
          <table:table-cell office:value-type="float" office:value="248" calcext:value-type="float">
            <text:p>248</text:p>
          </table:table-cell>
          <table:table-cell table:formula="of:=[.B248]+11500" office:value-type="float" office:value="2926500" calcext:value-type="float">
            <text:p>2926500</text:p>
          </table:table-cell>
          <table:table-cell table:number-columns-repeated="1015"/>
        </table:table-row>
        <table:table-row table:style-name="ro2">
          <table:table-cell office:value-type="float" office:value="249" calcext:value-type="float">
            <text:p>249</text:p>
          </table:table-cell>
          <table:table-cell table:formula="of:=[.B249]+11500" office:value-type="float" office:value="2938000" calcext:value-type="float">
            <text:p>2938000</text:p>
          </table:table-cell>
          <table:table-cell table:number-columns-repeated="1015"/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[.B250]+11500" office:value-type="float" office:value="2949500" calcext:value-type="float">
            <text:p>2949500</text:p>
          </table:table-cell>
          <table:table-cell table:number-columns-repeated="1015"/>
        </table:table-row>
        <table:table-row table:style-name="ro2">
          <table:table-cell office:value-type="float" office:value="251" calcext:value-type="float">
            <text:p>251</text:p>
          </table:table-cell>
          <table:table-cell table:formula="of:=[.B251]+11500" office:value-type="float" office:value="2961000" calcext:value-type="float">
            <text:p>2961000</text:p>
          </table:table-cell>
          <table:table-cell table:number-columns-repeated="1015"/>
        </table:table-row>
        <table:table-row table:style-name="ro2">
          <table:table-cell office:value-type="float" office:value="252" calcext:value-type="float">
            <text:p>252</text:p>
          </table:table-cell>
          <table:table-cell table:formula="of:=[.B252]+11500" office:value-type="float" office:value="2972500" calcext:value-type="float">
            <text:p>2972500</text:p>
          </table:table-cell>
          <table:table-cell table:number-columns-repeated="1015"/>
        </table:table-row>
        <table:table-row table:style-name="ro2">
          <table:table-cell office:value-type="float" office:value="253" calcext:value-type="float">
            <text:p>253</text:p>
          </table:table-cell>
          <table:table-cell table:formula="of:=[.B253]+11500" office:value-type="float" office:value="2984000" calcext:value-type="float">
            <text:p>2984000</text:p>
          </table:table-cell>
          <table:table-cell table:number-columns-repeated="1015"/>
        </table:table-row>
        <table:table-row table:style-name="ro2">
          <table:table-cell office:value-type="float" office:value="254" calcext:value-type="float">
            <text:p>254</text:p>
          </table:table-cell>
          <table:table-cell table:formula="of:=[.B254]+11500" office:value-type="float" office:value="2995500" calcext:value-type="float">
            <text:p>2995500</text:p>
          </table:table-cell>
          <table:table-cell table:number-columns-repeated="1015"/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[.B255]+11500" office:value-type="float" office:value="3007000" calcext:value-type="float">
            <text:p>3007000</text:p>
          </table:table-cell>
          <table:table-cell table:number-columns-repeated="1015"/>
        </table:table-row>
        <table:table-row table:style-name="ro2">
          <table:table-cell office:value-type="float" office:value="256" calcext:value-type="float">
            <text:p>256</text:p>
          </table:table-cell>
          <table:table-cell table:formula="of:=[.B256]+11500" office:value-type="float" office:value="3018500" calcext:value-type="float">
            <text:p>3018500</text:p>
          </table:table-cell>
          <table:table-cell table:number-columns-repeated="1015"/>
        </table:table-row>
        <table:table-row table:style-name="ro2">
          <table:table-cell office:value-type="float" office:value="257" calcext:value-type="float">
            <text:p>257</text:p>
          </table:table-cell>
          <table:table-cell table:formula="of:=[.B257]+11500" office:value-type="float" office:value="3030000" calcext:value-type="float">
            <text:p>3030000</text:p>
          </table:table-cell>
          <table:table-cell table:number-columns-repeated="1015"/>
        </table:table-row>
        <table:table-row table:style-name="ro2">
          <table:table-cell office:value-type="float" office:value="258" calcext:value-type="float">
            <text:p>258</text:p>
          </table:table-cell>
          <table:table-cell table:formula="of:=[.B258]+11500" office:value-type="float" office:value="3041500" calcext:value-type="float">
            <text:p>3041500</text:p>
          </table:table-cell>
          <table:table-cell table:number-columns-repeated="1015"/>
        </table:table-row>
        <table:table-row table:style-name="ro2">
          <table:table-cell office:value-type="float" office:value="259" calcext:value-type="float">
            <text:p>259</text:p>
          </table:table-cell>
          <table:table-cell table:formula="of:=[.B259]+11500" office:value-type="float" office:value="3053000" calcext:value-type="float">
            <text:p>3053000</text:p>
          </table:table-cell>
          <table:table-cell table:number-columns-repeated="1015"/>
        </table:table-row>
        <table:table-row table:style-name="ro2">
          <table:table-cell office:value-type="float" office:value="260" calcext:value-type="float">
            <text:p>260</text:p>
          </table:table-cell>
          <table:table-cell table:formula="of:=[.B260]+11500" office:value-type="float" office:value="3064500" calcext:value-type="float">
            <text:p>3064500</text:p>
          </table:table-cell>
          <table:table-cell table:number-columns-repeated="1015"/>
        </table:table-row>
        <table:table-row table:style-name="ro2">
          <table:table-cell office:value-type="float" office:value="261" calcext:value-type="float">
            <text:p>261</text:p>
          </table:table-cell>
          <table:table-cell table:formula="of:=[.B261]+11500" office:value-type="float" office:value="3076000" calcext:value-type="float">
            <text:p>3076000</text:p>
          </table:table-cell>
          <table:table-cell table:number-columns-repeated="1015"/>
        </table:table-row>
        <table:table-row table:style-name="ro2">
          <table:table-cell office:value-type="float" office:value="262" calcext:value-type="float">
            <text:p>262</text:p>
          </table:table-cell>
          <table:table-cell table:formula="of:=[.B262]+11500" office:value-type="float" office:value="3087500" calcext:value-type="float">
            <text:p>3087500</text:p>
          </table:table-cell>
          <table:table-cell table:number-columns-repeated="1015"/>
        </table:table-row>
        <table:table-row table:style-name="ro2">
          <table:table-cell office:value-type="float" office:value="263" calcext:value-type="float">
            <text:p>263</text:p>
          </table:table-cell>
          <table:table-cell table:formula="of:=[.B263]+11500" office:value-type="float" office:value="3099000" calcext:value-type="float">
            <text:p>3099000</text:p>
          </table:table-cell>
          <table:table-cell table:number-columns-repeated="1015"/>
        </table:table-row>
        <table:table-row table:style-name="ro2">
          <table:table-cell office:value-type="float" office:value="264" calcext:value-type="float">
            <text:p>264</text:p>
          </table:table-cell>
          <table:table-cell table:formula="of:=[.B264]+11500" office:value-type="float" office:value="3110500" calcext:value-type="float">
            <text:p>3110500</text:p>
          </table:table-cell>
          <table:table-cell table:number-columns-repeated="1015"/>
        </table:table-row>
        <table:table-row table:style-name="ro2">
          <table:table-cell office:value-type="float" office:value="265" calcext:value-type="float">
            <text:p>265</text:p>
          </table:table-cell>
          <table:table-cell table:formula="of:=[.B265]+11500" office:value-type="float" office:value="3122000" calcext:value-type="float">
            <text:p>3122000</text:p>
          </table:table-cell>
          <table:table-cell table:number-columns-repeated="1015"/>
        </table:table-row>
        <table:table-row table:style-name="ro2">
          <table:table-cell office:value-type="float" office:value="266" calcext:value-type="float">
            <text:p>266</text:p>
          </table:table-cell>
          <table:table-cell table:formula="of:=[.B266]+11500" office:value-type="float" office:value="3133500" calcext:value-type="float">
            <text:p>3133500</text:p>
          </table:table-cell>
          <table:table-cell table:number-columns-repeated="1015"/>
        </table:table-row>
        <table:table-row table:style-name="ro2">
          <table:table-cell office:value-type="float" office:value="267" calcext:value-type="float">
            <text:p>267</text:p>
          </table:table-cell>
          <table:table-cell table:formula="of:=[.B267]+11500" office:value-type="float" office:value="3145000" calcext:value-type="float">
            <text:p>3145000</text:p>
          </table:table-cell>
          <table:table-cell table:number-columns-repeated="1015"/>
        </table:table-row>
        <table:table-row table:style-name="ro2">
          <table:table-cell office:value-type="float" office:value="268" calcext:value-type="float">
            <text:p>268</text:p>
          </table:table-cell>
          <table:table-cell table:formula="of:=[.B268]+11500" office:value-type="float" office:value="3156500" calcext:value-type="float">
            <text:p>3156500</text:p>
          </table:table-cell>
          <table:table-cell table:number-columns-repeated="1015"/>
        </table:table-row>
        <table:table-row table:style-name="ro2">
          <table:table-cell office:value-type="float" office:value="269" calcext:value-type="float">
            <text:p>269</text:p>
          </table:table-cell>
          <table:table-cell table:formula="of:=[.B269]+11500" office:value-type="float" office:value="3168000" calcext:value-type="float">
            <text:p>3168000</text:p>
          </table:table-cell>
          <table:table-cell table:number-columns-repeated="1015"/>
        </table:table-row>
        <table:table-row table:style-name="ro2">
          <table:table-cell office:value-type="float" office:value="270" calcext:value-type="float">
            <text:p>270</text:p>
          </table:table-cell>
          <table:table-cell table:formula="of:=[.B270]+11500" office:value-type="float" office:value="3179500" calcext:value-type="float">
            <text:p>3179500</text:p>
          </table:table-cell>
          <table:table-cell table:number-columns-repeated="1015"/>
        </table:table-row>
        <table:table-row table:style-name="ro2">
          <table:table-cell office:value-type="float" office:value="271" calcext:value-type="float">
            <text:p>271</text:p>
          </table:table-cell>
          <table:table-cell table:formula="of:=[.B271]+11500" office:value-type="float" office:value="3191000" calcext:value-type="float">
            <text:p>3191000</text:p>
          </table:table-cell>
          <table:table-cell table:number-columns-repeated="1015"/>
        </table:table-row>
        <table:table-row table:style-name="ro2">
          <table:table-cell office:value-type="float" office:value="272" calcext:value-type="float">
            <text:p>272</text:p>
          </table:table-cell>
          <table:table-cell table:formula="of:=[.B272]+11500" office:value-type="float" office:value="3202500" calcext:value-type="float">
            <text:p>3202500</text:p>
          </table:table-cell>
          <table:table-cell table:number-columns-repeated="1015"/>
        </table:table-row>
        <table:table-row table:style-name="ro2">
          <table:table-cell office:value-type="float" office:value="273" calcext:value-type="float">
            <text:p>273</text:p>
          </table:table-cell>
          <table:table-cell table:formula="of:=[.B273]+11500" office:value-type="float" office:value="3214000" calcext:value-type="float">
            <text:p>3214000</text:p>
          </table:table-cell>
          <table:table-cell table:number-columns-repeated="1015"/>
        </table:table-row>
        <table:table-row table:style-name="ro2">
          <table:table-cell office:value-type="float" office:value="274" calcext:value-type="float">
            <text:p>274</text:p>
          </table:table-cell>
          <table:table-cell table:formula="of:=[.B274]+11500" office:value-type="float" office:value="3225500" calcext:value-type="float">
            <text:p>3225500</text:p>
          </table:table-cell>
          <table:table-cell table:number-columns-repeated="1015"/>
        </table:table-row>
        <table:table-row table:style-name="ro2">
          <table:table-cell office:value-type="float" office:value="275" calcext:value-type="float">
            <text:p>275</text:p>
          </table:table-cell>
          <table:table-cell table:formula="of:=[.B275]+11500" office:value-type="float" office:value="3237000" calcext:value-type="float">
            <text:p>3237000</text:p>
          </table:table-cell>
          <table:table-cell table:number-columns-repeated="1015"/>
        </table:table-row>
        <table:table-row table:style-name="ro2">
          <table:table-cell office:value-type="float" office:value="276" calcext:value-type="float">
            <text:p>276</text:p>
          </table:table-cell>
          <table:table-cell table:formula="of:=[.B276]+11500" office:value-type="float" office:value="3248500" calcext:value-type="float">
            <text:p>3248500</text:p>
          </table:table-cell>
          <table:table-cell table:number-columns-repeated="1015"/>
        </table:table-row>
        <table:table-row table:style-name="ro2">
          <table:table-cell office:value-type="float" office:value="277" calcext:value-type="float">
            <text:p>277</text:p>
          </table:table-cell>
          <table:table-cell table:formula="of:=[.B277]+11500" office:value-type="float" office:value="3260000" calcext:value-type="float">
            <text:p>3260000</text:p>
          </table:table-cell>
          <table:table-cell table:number-columns-repeated="1015"/>
        </table:table-row>
        <table:table-row table:style-name="ro2">
          <table:table-cell office:value-type="float" office:value="278" calcext:value-type="float">
            <text:p>278</text:p>
          </table:table-cell>
          <table:table-cell table:formula="of:=[.B278]+11500" office:value-type="float" office:value="3271500" calcext:value-type="float">
            <text:p>3271500</text:p>
          </table:table-cell>
          <table:table-cell table:number-columns-repeated="1015"/>
        </table:table-row>
        <table:table-row table:style-name="ro2">
          <table:table-cell office:value-type="float" office:value="279" calcext:value-type="float">
            <text:p>279</text:p>
          </table:table-cell>
          <table:table-cell table:formula="of:=[.B279]+11500" office:value-type="float" office:value="3283000" calcext:value-type="float">
            <text:p>3283000</text:p>
          </table:table-cell>
          <table:table-cell table:number-columns-repeated="1015"/>
        </table:table-row>
        <table:table-row table:style-name="ro2">
          <table:table-cell office:value-type="float" office:value="280" calcext:value-type="float">
            <text:p>280</text:p>
          </table:table-cell>
          <table:table-cell table:formula="of:=[.B280]+11500" office:value-type="float" office:value="3294500" calcext:value-type="float">
            <text:p>3294500</text:p>
          </table:table-cell>
          <table:table-cell table:number-columns-repeated="1015"/>
        </table:table-row>
        <table:table-row table:style-name="ro2">
          <table:table-cell office:value-type="float" office:value="281" calcext:value-type="float">
            <text:p>281</text:p>
          </table:table-cell>
          <table:table-cell table:formula="of:=[.B281]+11500" office:value-type="float" office:value="3306000" calcext:value-type="float">
            <text:p>3306000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table:formula="of:=[.B282]+11500" office:value-type="float" office:value="3317500" calcext:value-type="float">
            <text:p>3317500</text:p>
          </table:table-cell>
          <table:table-cell table:number-columns-repeated="1015"/>
        </table:table-row>
        <table:table-row table:style-name="ro2">
          <table:table-cell office:value-type="float" office:value="283" calcext:value-type="float">
            <text:p>283</text:p>
          </table:table-cell>
          <table:table-cell table:formula="of:=[.B283]+11500" office:value-type="float" office:value="3329000" calcext:value-type="float">
            <text:p>3329000</text:p>
          </table:table-cell>
          <table:table-cell table:number-columns-repeated="1015"/>
        </table:table-row>
        <table:table-row table:style-name="ro2">
          <table:table-cell office:value-type="float" office:value="284" calcext:value-type="float">
            <text:p>284</text:p>
          </table:table-cell>
          <table:table-cell table:formula="of:=[.B284]+11500" office:value-type="float" office:value="3340500" calcext:value-type="float">
            <text:p>3340500</text:p>
          </table:table-cell>
          <table:table-cell table:number-columns-repeated="1015"/>
        </table:table-row>
        <table:table-row table:style-name="ro2">
          <table:table-cell office:value-type="float" office:value="285" calcext:value-type="float">
            <text:p>285</text:p>
          </table:table-cell>
          <table:table-cell table:formula="of:=[.B285]+11500" office:value-type="float" office:value="3352000" calcext:value-type="float">
            <text:p>3352000</text:p>
          </table:table-cell>
          <table:table-cell table:number-columns-repeated="1015"/>
        </table:table-row>
        <table:table-row table:style-name="ro2">
          <table:table-cell office:value-type="float" office:value="286" calcext:value-type="float">
            <text:p>286</text:p>
          </table:table-cell>
          <table:table-cell table:formula="of:=[.B286]+11500" office:value-type="float" office:value="3363500" calcext:value-type="float">
            <text:p>3363500</text:p>
          </table:table-cell>
          <table:table-cell table:number-columns-repeated="1015"/>
        </table:table-row>
        <table:table-row table:style-name="ro2">
          <table:table-cell office:value-type="float" office:value="287" calcext:value-type="float">
            <text:p>287</text:p>
          </table:table-cell>
          <table:table-cell table:formula="of:=[.B287]+11500" office:value-type="float" office:value="3375000" calcext:value-type="float">
            <text:p>3375000</text:p>
          </table:table-cell>
          <table:table-cell table:number-columns-repeated="1015"/>
        </table:table-row>
        <table:table-row table:style-name="ro2">
          <table:table-cell office:value-type="float" office:value="288" calcext:value-type="float">
            <text:p>288</text:p>
          </table:table-cell>
          <table:table-cell table:formula="of:=[.B288]+11500" office:value-type="float" office:value="3386500" calcext:value-type="float">
            <text:p>3386500</text:p>
          </table:table-cell>
          <table:table-cell table:number-columns-repeated="1015"/>
        </table:table-row>
        <table:table-row table:style-name="ro2">
          <table:table-cell office:value-type="float" office:value="289" calcext:value-type="float">
            <text:p>289</text:p>
          </table:table-cell>
          <table:table-cell table:formula="of:=[.B289]+11500" office:value-type="float" office:value="3398000" calcext:value-type="float">
            <text:p>3398000</text:p>
          </table:table-cell>
          <table:table-cell table:number-columns-repeated="1015"/>
        </table:table-row>
        <table:table-row table:style-name="ro2">
          <table:table-cell office:value-type="float" office:value="290" calcext:value-type="float">
            <text:p>290</text:p>
          </table:table-cell>
          <table:table-cell table:formula="of:=[.B290]+11500" office:value-type="float" office:value="3409500" calcext:value-type="float">
            <text:p>3409500</text:p>
          </table:table-cell>
          <table:table-cell table:number-columns-repeated="1015"/>
        </table:table-row>
        <table:table-row table:style-name="ro2">
          <table:table-cell office:value-type="float" office:value="291" calcext:value-type="float">
            <text:p>291</text:p>
          </table:table-cell>
          <table:table-cell table:formula="of:=[.B291]+11500" office:value-type="float" office:value="3421000" calcext:value-type="float">
            <text:p>3421000</text:p>
          </table:table-cell>
          <table:table-cell table:number-columns-repeated="1015"/>
        </table:table-row>
        <table:table-row table:style-name="ro2">
          <table:table-cell office:value-type="float" office:value="292" calcext:value-type="float">
            <text:p>292</text:p>
          </table:table-cell>
          <table:table-cell table:formula="of:=[.B292]+11500" office:value-type="float" office:value="3432500" calcext:value-type="float">
            <text:p>3432500</text:p>
          </table:table-cell>
          <table:table-cell table:number-columns-repeated="1015"/>
        </table:table-row>
        <table:table-row table:style-name="ro2">
          <table:table-cell office:value-type="float" office:value="293" calcext:value-type="float">
            <text:p>293</text:p>
          </table:table-cell>
          <table:table-cell table:formula="of:=[.B293]+11500" office:value-type="float" office:value="3444000" calcext:value-type="float">
            <text:p>3444000</text:p>
          </table:table-cell>
          <table:table-cell table:number-columns-repeated="1015"/>
        </table:table-row>
        <table:table-row table:style-name="ro2">
          <table:table-cell office:value-type="float" office:value="294" calcext:value-type="float">
            <text:p>294</text:p>
          </table:table-cell>
          <table:table-cell table:formula="of:=[.B294]+11500" office:value-type="float" office:value="3455500" calcext:value-type="float">
            <text:p>3455500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table:formula="of:=[.B295]+11500" office:value-type="float" office:value="3467000" calcext:value-type="float">
            <text:p>3467000</text:p>
          </table:table-cell>
          <table:table-cell table:number-columns-repeated="1015"/>
        </table:table-row>
        <table:table-row table:style-name="ro2">
          <table:table-cell office:value-type="float" office:value="296" calcext:value-type="float">
            <text:p>296</text:p>
          </table:table-cell>
          <table:table-cell table:formula="of:=[.B296]+11500" office:value-type="float" office:value="3478500" calcext:value-type="float">
            <text:p>3478500</text:p>
          </table:table-cell>
          <table:table-cell table:number-columns-repeated="1015"/>
        </table:table-row>
        <table:table-row table:style-name="ro2">
          <table:table-cell office:value-type="float" office:value="297" calcext:value-type="float">
            <text:p>297</text:p>
          </table:table-cell>
          <table:table-cell table:formula="of:=[.B297]+11500" office:value-type="float" office:value="3490000" calcext:value-type="float">
            <text:p>3490000</text:p>
          </table:table-cell>
          <table:table-cell table:number-columns-repeated="1015"/>
        </table:table-row>
        <table:table-row table:style-name="ro2">
          <table:table-cell office:value-type="float" office:value="298" calcext:value-type="float">
            <text:p>298</text:p>
          </table:table-cell>
          <table:table-cell table:formula="of:=[.B298]+11500" office:value-type="float" office:value="3501500" calcext:value-type="float">
            <text:p>3501500</text:p>
          </table:table-cell>
          <table:table-cell table:number-columns-repeated="1015"/>
        </table:table-row>
        <table:table-row table:style-name="ro2">
          <table:table-cell office:value-type="float" office:value="299" calcext:value-type="float">
            <text:p>299</text:p>
          </table:table-cell>
          <table:table-cell table:formula="of:=[.B299]+11500" office:value-type="float" office:value="3513000" calcext:value-type="float">
            <text:p>3513000</text:p>
          </table:table-cell>
          <table:table-cell table:number-columns-repeated="1015"/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[.B300]+11500" office:value-type="float" office:value="3524500" calcext:value-type="float">
            <text:p>3524500</text:p>
          </table:table-cell>
          <table:table-cell table:number-columns-repeated="1015"/>
        </table:table-row>
        <table:table-row table:style-name="ro2" table:number-rows-repeated="1048274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.00.0000</text:date>, <text:time style:data-style-name="N2" text:time-value="08:43:43.26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22:36:13.345000000</meta:creation-date>
    <dc:date>2018-07-19T08:59:29.435000000</dc:date>
    <meta:editing-duration>PT1H15M39S</meta:editing-duration>
    <meta:editing-cycles>3</meta:editing-cycles>
    <meta:generator>LibreOffice/6.0.5.2$Windows_x86 LibreOffice_project/54c8cbb85f300ac59db32fe8a675ff7683cd5a16</meta:generator>
    <meta:document-statistic meta:table-count="1" meta:cell-count="609" meta:object-count="0"/>
  </office:meta>
</office:document-meta>
</file>